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text-align="start" style:justify-single-word="false"/>
      <style:text-properties style:font-name="Times New Roman" fo:font-size="14pt" fo:font-weight="bold" officeooo:rsid="001fd8bc" officeooo:paragraph-rsid="001fd8bc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line-height="150%" fo:text-align="start" style:justify-single-word="false"/>
      <style:text-properties style:font-name="Times New Roman" fo:font-size="14pt" fo:font-weight="bold" officeooo:rsid="001fd8bc" officeooo:paragraph-rsid="001fd8bc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13" style:family="paragraph" style:parent-style-name="Standard_20__28_user_29_">
      <style:text-properties style:use-window-font-color="true" style:font-name="Times New Roman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style>
    <style:style style:name="P14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officeooo:rsid="002140c6" officeooo:paragraph-rsid="002140c6"/>
    </style:style>
    <style:style style:name="P15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8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19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20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21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rsid="002017b9" officeooo:paragraph-rsid="002017b9" style:font-name-complex="Times New Roman1"/>
    </style:style>
    <style:style style:name="P22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rsid="001d21dd" officeooo:paragraph-rsid="001d21dd" style:font-name-asian="Times New Roman1" style:font-size-asian="14pt" style:font-name-complex="Times New Roman1" style:font-size-complex="14pt"/>
    </style:style>
    <style:style style:name="P25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6" style:family="paragraph" style:parent-style-name="Standard_20__28_user_29_">
      <style:paragraph-properties fo:margin-top="0cm" fo:margin-bottom="0.282cm" loext:contextual-spacing="false" fo:line-height="150%"/>
      <style:text-properties officeooo:paragraph-rsid="001fd8bc"/>
    </style:style>
    <style:style style:name="P27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Preformatted_20_Text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fo:font-style="normal" fo:font-weight="normal" officeooo:rsid="002017b9" style:letter-kerning="true" style:font-name-asian="SimSun" style:font-size-asian="11pt" style:language-asian="ru" style:country-asian="RU" style:font-style-asian="normal" style:font-weight-asian="normal" style:font-name-complex="Times New Roman1" style:font-size-complex="11pt" style:language-complex="ar" style:country-complex="SA" style:font-style-complex="normal" style:font-weight-complex="bold"/>
    </style:style>
    <style:style style:name="P33" style:family="paragraph" style:parent-style-name="Preformatted_20_Text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fo:font-style="normal" fo:font-weight="normal" officeooo:rsid="002017b9" officeooo:paragraph-rsid="00228071" style:letter-kerning="true" style:font-name-asian="SimSun" style:font-size-asian="11pt" style:language-asian="ru" style:country-asian="RU" style:font-style-asian="normal" style:font-weight-asian="normal" style:font-name-complex="Times New Roman1" style:font-size-complex="11pt" style:language-complex="ar" style:country-complex="SA" style:font-style-complex="normal" style:font-weight-complex="bold"/>
    </style:style>
    <style:style style:name="P34" style:family="paragraph" style:parent-style-name="Standard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35" style:family="paragraph" style:parent-style-name="Standard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officeooo:rsid="002017b9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36" style:family="paragraph" style:parent-style-name="Standard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37" style:family="paragraph" style:parent-style-name="Standard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officeooo:rsid="002017b9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38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style:letter-kerning="true" style:font-name-asian="SimSun" style:font-name-complex="Times New Roman1" style:font-size-complex="11pt"/>
    </style:style>
    <style:style style:name="P41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paragraph-rsid="0014a077" style:letter-kerning="true" style:font-name-asian="SimSun" style:font-size-asian="11pt" style:language-asian="ru" style:country-asian="RU" style:font-name-complex="Times New Roman1" style:font-size-complex="11pt"/>
    </style:style>
    <style:style style:name="P43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44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45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officeooo:rsid="002017b9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46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fo:font-style="normal" fo:font-weight="normal" officeooo:rsid="002017b9" style:letter-kerning="true" style:font-name-asian="SimSun" style:font-size-asian="11pt" style:language-asian="ru" style:country-asian="RU" style:font-style-asian="normal" style:font-weight-asian="normal" style:font-name-complex="Times New Roman1" style:font-size-complex="11pt" style:language-complex="ar" style:country-complex="SA" style:font-style-complex="normal" style:font-weight-complex="bold"/>
    </style:style>
    <style:style style:name="P47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font-name="Times New Roman" officeooo:paragraph-rsid="002140c6" style:font-name-complex="Times New Roman1" style:font-size-complex="11pt"/>
    </style:style>
    <style:style style:name="P48" style:family="paragraph" style:parent-style-name="Standard_20__28_user_29_">
      <style:text-properties style:use-window-font-color="true" style:font-name="Times New Roman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officeooo:rsid="001fd8bc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style:letter-kerning="true" style:font-name-asian="SimSun" style:font-name-complex="Times New Roman1" style:font-size-complex="11pt"/>
    </style:style>
    <style:style style:name="T4" style:family="text">
      <style:text-properties style:font-name="Times New Roman" style:font-name-complex="Times New Roman1" style:font-size-complex="11pt"/>
    </style:style>
    <style:style style:name="T5" style:family="text">
      <style:text-properties style:font-name="Times New Roman" fo:language="en" fo:country="US" style:language-asian="ru" style:country-asian="RU" style:font-name-complex="Times New Roman1" style:font-size-complex="11pt" style:font-weight-complex="bold"/>
    </style:style>
    <style:style style:name="T6" style:family="text">
      <style:text-properties style:font-name="Times New Roman" fo:language="en" fo:country="US" officeooo:rsid="001fd8bc" style:language-asian="ru" style:country-asian="RU" style:font-name-complex="Times New Roman1" style:font-size-complex="11pt" style:font-weight-complex="bold"/>
    </style:style>
    <style:style style:name="T7" style:family="text">
      <style:text-properties style:font-name="Times New Roman" fo:language="en" fo:country="US" style:letter-kerning="true" style:font-name-asian="SimSun" style:language-asian="ru" style:country-asian="RU" style:font-name-complex="Times New Roman1" style:font-size-complex="11pt" style:font-weight-complex="bold"/>
    </style:style>
    <style:style style:name="T8" style:family="text">
      <style:text-properties style:font-name="Times New Roman" fo:language="en" fo:country="US" officeooo:rsid="00154048" style:letter-kerning="true" style:font-name-asian="SimSun" style:language-asian="ru" style:country-asian="RU" style:font-name-complex="Times New Roman1" style:font-size-complex="11pt" style:font-weight-complex="bold"/>
    </style:style>
    <style:style style:name="T9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2" style:family="text">
      <style:text-properties style:use-window-font-color="true" style:font-name="Times New Roman" fo:font-size="11pt" fo:language="ru" fo:country="RU" fo:font-weight="bold" style:letter-kerning="true" style:font-name-asian="SimSun" style:font-size-asian="11pt" style:language-asian="ru" style:country-asian="RU" style:font-weight-asian="normal" style:font-name-complex="Times New Roman1" style:font-size-complex="11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1pt" fo:language="ru" fo:country="RU" fo:font-weight="bold" officeooo:rsid="0021c592" style:letter-kerning="true" style:font-name-asian="SimSun" style:font-size-asian="11pt" style:language-asian="ru" style:country-asian="RU" style:font-weight-asian="normal" style:font-name-complex="Times New Roman1" style:font-size-complex="11pt" style:language-complex="ar" style:country-complex="SA" style:font-weight-complex="normal"/>
    </style:style>
    <style:style style:name="T14" style:family="text">
      <style:text-properties style:use-window-font-color="true" style:font-name="Times New Roman" fo:font-size="11pt" fo:language="ru" fo:country="RU" fo:font-weight="bold" officeooo:rsid="002017b9" style:letter-kerning="true" style:font-name-asian="SimSun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T15" style:family="text">
      <style:text-properties style:use-window-font-color="true" style:font-name="Times New Roman" fo:font-size="11pt" fo:language="ru" fo:country="RU" fo:font-style="italic" fo:font-weight="normal" style:letter-kerning="true" style:font-name-asian="SimSun" style:font-size-asian="11pt" style:language-asian="ru" style:country-asian="RU" style:font-weight-asian="normal" style:font-name-complex="Times New Roman1" style:font-size-complex="11pt" style:language-complex="ar" style:country-complex="SA" style:font-weight-complex="normal"/>
    </style:style>
    <style:style style:name="T16" style:family="text">
      <style:text-properties style:use-window-font-color="true" style:font-name="Times New Roman" fo:font-size="11pt" fo:language="ru" fo:country="RU" fo:font-style="italic" fo:font-weight="normal" officeooo:rsid="0021c592" style:letter-kerning="true" style:font-name-asian="SimSun" style:font-size-asian="11pt" style:language-asian="ru" style:country-asian="RU" style:font-weight-asian="normal" style:font-name-complex="Times New Roman1" style:font-size-complex="11pt" style:language-complex="ar" style:country-complex="SA" style:font-weight-complex="normal"/>
    </style:style>
    <style:style style:name="T17" style:family="text"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18" style:family="text">
      <style:text-properties style:use-window-font-color="true" style:font-name="Times New Roman" fo:font-size="11pt" fo:language="ru" fo:country="RU" officeooo:rsid="0021c592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19" style:family="text">
      <style:text-properties style:use-window-font-color="true" style:font-name="Times New Roman" fo:font-size="11pt" fo:language="ru" fo:country="RU" fo:font-style="normal" fo:font-weight="normal" officeooo:rsid="002017b9" style:letter-kerning="true" style:font-name-asian="SimSun" style:font-size-asian="11pt" style:language-asian="ru" style:country-asian="RU" style:font-style-asian="normal" style:font-weight-asian="normal" style:font-name-complex="Times New Roman1" style:font-size-complex="11pt" style:language-complex="ar" style:country-complex="SA" style:font-style-complex="normal" style:font-weight-complex="bold"/>
    </style:style>
    <style:style style:name="T20" style:family="text">
      <style:text-properties style:use-window-font-color="true" style:font-name="Times New Roman" fo:font-size="11pt" fo:language="ru" fo:country="RU" fo:font-weight="normal" style:letter-kerning="true" style:font-name-asian="SimSun" style:font-size-asian="11pt" style:language-asian="ru" style:country-asian="RU" style:font-weight-asian="normal" style:font-name-complex="Times New Roman1" style:font-size-complex="11pt" style:language-complex="ar" style:country-complex="SA" style:font-weight-complex="normal"/>
    </style:style>
    <style:style style:name="T21" style:family="text">
      <style:text-properties style:use-window-font-color="true" style:font-name="Times New Roman" fo:font-size="11pt" fo:language="ru" fo:country="RU" fo:font-weight="normal" style:letter-kerning="true" style:font-name-asian="SimSun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T22" style:family="text">
      <style:text-properties style:use-window-font-color="true" style:font-name="Times New Roman" fo:font-size="11pt" fo:font-weight="normal" style:letter-kerning="true" style:font-name-asian="SimSun" style:font-size-asian="11pt" style:language-asian="ru" style:country-asian="RU" style:font-weight-asian="normal" style:font-name-complex="Times New Roman1" style:font-size-complex="11pt" style:language-complex="ar" style:country-complex="SA" style:font-weight-complex="normal"/>
    </style:style>
    <style:style style:name="T23" style:family="text">
      <style:text-properties style:use-window-font-color="true" style:font-name="Times New Roman" fo:font-size="11pt" fo:font-weight="normal" style:letter-kerning="true" style:font-name-asian="SimSun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T24" style:family="text">
      <style:text-properties style:use-window-font-color="true" style:font-name="Times New Roman" fo:font-size="11pt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5" style:family="text">
      <style:text-properties style:use-window-font-color="true" style:font-name="Times New Roman" fo:font-size="11pt" officeooo:rsid="0021c592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6" style:family="text">
      <style:text-properties officeooo:rsid="002017b9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normal"/>
    </style:style>
    <style:style style:name="T29" style:family="text">
      <style:text-properties fo:font-weight="bold" style:font-weight-asian="normal" style:font-weight-complex="normal"/>
    </style:style>
    <style:style style:name="T30" style:family="text">
      <style:text-properties fo:font-style="italic"/>
    </style:style>
    <style:style style:name="T31" style:family="text">
      <style:text-properties fo:font-style="italic" style:font-weight-complex="bold"/>
    </style:style>
    <style:style style:name="T32" style:family="text">
      <style:text-properties fo:font-style="italic" fo:font-weight="normal" style:font-weight-asian="normal"/>
    </style:style>
    <style:style style:name="T33" style:family="text">
      <style:text-properties fo:font-style="italic" fo:font-weight="normal" style:font-weight-asian="normal" style:font-weight-complex="normal"/>
    </style:style>
    <style:style style:name="T34" style:family="text">
      <style:text-properties officeooo:rsid="002140c6"/>
    </style:style>
    <style:style style:name="T35" style:family="text">
      <style:text-properties style:font-weight-complex="bold"/>
    </style:style>
    <style:style style:name="T36" style:family="text">
      <style:text-properties officeooo:rsid="002017b9" style:font-weight-complex="bold"/>
    </style:style>
    <style:style style:name="T37" style:family="text">
      <style:text-properties fo:font-weight="normal" style:font-weight-asian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21c592"/>
    </style:style>
    <style:style style:name="T40" style:family="text">
      <style:text-properties fo:language="ru" fo:country="RU"/>
    </style:style>
    <style:style style:name="T41" style:family="text">
      <style:text-properties fo:language="ru" fo:country="RU" fo:font-weight="normal" style:font-weight-asian="normal" style:font-weight-complex="normal"/>
    </style:style>
    <style:style style:name="T42" style:family="text">
      <style:text-properties fo:language="ru" fo:country="RU" officeooo:rsid="0021c592"/>
    </style:style>
    <style:style style:name="T4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осковский Авиационный Институт</text:p>
      <text:p text:style-name="P11">(Национальный Исследовательский Университет)</text:p>
      <text:p text:style-name="P11">Факультет информационных технологий и прикладной математики</text:p>
      <text:p text:style-name="P11">Кафедра вычислительной математики и программирования</text:p>
      <text:p text:style-name="P4"/>
      <text:p text:style-name="P4"/>
      <text:p text:style-name="P2"><text:span text:style-name="T1">Лабораторная работа №</text:span><text:span text:style-name="T2">1</text:span><text:span text:style-name="T1"> по курсу</text:span></text:p>
      <text:p text:style-name="P5">«Операционные системы»</text:p>
      <text:p text:style-name="P5"/>
      <text:p text:style-name="P2"/>
      <text:p text:style-name="P3"/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/>
      <text:p text:style-name="P23"/>
      <text:p text:style-name="P23"/>
      <text:p text:style-name="P23"/>
      <text:p text:style-name="P23"/>
      <text:p text:style-name="P23"/>
      <text:p text:style-name="P24">­</text:p>
      <text:p text:style-name="P18"><text:span text:style-name="T9">Студент: </text:span><text:span text:style-name="T10">Мусаелян Ярослав</text:span></text:p>
      <text:p text:style-name="P25"><text:span text:style-name="T9">Группа: </text:span><text:span text:style-name="T11">М8О-207Б-21</text:span></text:p>
      <text:p text:style-name="P15">Преподаватель: Миронов Евгений Сергеевич</text:p>
      <text:p text:style-name="P15">Оценка: ___________</text:p>
      <text:p text:style-name="P15">Дата: ___________</text:p>
      <text:p text:style-name="P15">Подпись: ___________</text:p>
      <text:p text:style-name="P16"/>
      <text:p text:style-name="P16"/>
      <text:p text:style-name="P19"><text:span text:style-name="T9">Москва, 202</text:span><text:span text:style-name="T11">2</text:span></text:p>
      <text:p text:style-name="P17"/>
      <text:p text:style-name="P6"><text:soft-page-break/>Содержание</text:p>
      <text:list xml:id="list2564016879" text:style-name="WWNum5">
        <text:list-item text:start-value="1">
          <text:p text:style-name="P27">Репозиторий</text:p>
        </text:list-item>
        <text:list-item text:style-override="WWNum6">
          <text:p text:style-name="P28">Постановка задачи</text:p>
        </text:list-item>
        <text:list-item text:style-override="WWNum7">
          <text:p text:style-name="P29">Общие сведения о программе</text:p>
        </text:list-item>
        <text:list-item text:style-override="WWNum10">
          <text:p text:style-name="P30">Демонстрация работы программы</text:p>
        </text:list-item>
        <text:list-item text:style-override="WWNum11">
          <text:p text:style-name="P31">Выводы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Репозиторий</text:p>
      <text:p text:style-name="P12">https://github.com/YMusaelyan/os</text:p>
      <text:p text:style-name="P6">Постановка задачи</text:p>
      <text:h text:style-name="P39" text:outline-level="2">Цель работы</text:h>
      <text:h text:style-name="P40" text:outline-level="2">Приобретение практических навыков диагностики работы программного обеспечения.</text:h>
      <text:h text:style-name="P41" text:outline-level="2">Задание</text:h>
      <text:p text:style-name="P42">При выполнении последующих лабораторных работ необходимо продемонстрировать </text:p>
      <text:p text:style-name="P42">ключевые системные вызовы, которые в них используются и то, что их использование </text:p>
      <text:p text:style-name="P42">соответствует варианту ЛР. </text:p>
      <text:p text:style-name="P21">Для уменьшения размеров отчета, проведу диагностику для второй и третьей ЛР.</text:p>
      <text:p text:style-name="P22">Общие сведения о программе</text:p>
      <text:p text:style-name="P14"><text:span text:style-name="T4">Для диагностики <text:s/></text:span><text:span text:style-name="T3">работы программного обеспечения используется утилита strace.</text:span></text:p>
      <text:p text:style-name="P47">В программе используются следующие системные вызовы:</text:p>
      <text:list xml:id="list251447458" text:style-name="WWNum3">
        <text:list-item>
          <text:p text:style-name="P46">int fstat(int filedes, struct stat *buf) - stat возвращает информацию о файле file_name и заполняет буфер buf. lstat идентична stat, но в случае символьных сылок она возвращает информацию о самой ссылке, а не о файле, на который она указывает. fstat идентична stat, только возвращается информация об открытом файле, на который указывает filedes, а не о file_name. </text:p>
        </text:list-item>
        <text:list-item>
          <text:p text:style-name="P32">int mprotect(const void *addr, size_t len, int prot) mprotect контролирует доступ к области памяти. Если программой производится запрещенный этой функцией доступ к памяти, то такая программа получает сигнал SIGSEGV. prot состоит из следующих побитно и логически сложенных значений: PROT_NONE <text:s/>Доступ к памяти запрещен; <text:s/>PROT_READ Данные в памяти можно читать; <text:s/>PROT_WRITE В память можно записать информацию; PROT_EXEC Память может содержать исполняемый код.</text:p>
        </text:list-item>
        <text:list-item>
          <text:p text:style-name="P33">int prlimit(pid_t pid, int resource, const struct rlimit *new_limit, struct rlimit *old_limit) <text:bookmark text:name="tw-target-text"/>Специфичный для Linux системный вызов prlimit() объединяет и расширяет функции setrlimit() и getrlimit(). Его можно использовать как для набора и получения лимиты ресурсов произвольного процесса. <text:bookmark text:name="tw-target-text1"/>Аргумент resource имеет то же значение, что и для setrlimit() и getlimit().Если аргумент new_limit не равен NULL, то структура rlimit для который он указывает, используется для установки новых значений для мягких и жестких ограничений для resource. Если аргумент old_limit не равен NULL, то полный вызов prlimit() устанавливает предыдущие мягкие и жесткие ограничения для повторного использования resource в структуре rlimit, на которую указывает old_limit. Аргумент pid указывает идентификатор процесса, для которого выполняется вызов.</text:p>
        </text:list-item>
        <text:list-item>
          <text:p text:style-name="P44"><text:span text:style-name="T37">execve </text:span><text:span text:style-name="T32">-</text:span> выполняет программу, заданную параметром <text:span text:style-name="T30">filename</text:span></text:p>
        </text:list-item>
        <text:list-item>
          <text:p text:style-name="P43"><text:soft-page-break/><text:span text:style-name="T35">arch_prctl</text:span><text:span text:style-name="T36"> - </text:span><text:span text:style-name="T26">установить состояние треда, специфичное для архитектуры </text:span></text:p>
        </text:list-item>
        <text:list-item>
          <text:p text:style-name="P34">access - проверить права доступа пользователя к файлу</text:p>
        </text:list-item>
        <text:list-item>
          <text:p text:style-name="P44">openat, <text:span text:style-name="T26">open – открывает файл</text:span></text:p>
        </text:list-item>
        <text:list-item>
          <text:p text:style-name="P45">mmap, munmap - отражает файлы или устройства в памяти или снимает их отражение </text:p>
        </text:list-item>
        <text:list-item>
          <text:p text:style-name="P45">stat, fstat, lstat - считывает статус файла</text:p>
        </text:list-item>
        <text:list-item>
          <text:p text:style-name="P35">mprotect - контролирует доступ к области памяти </text:p>
        </text:list-item>
        <text:list-item>
          <text:p text:style-name="P35">brk, sbrk - изменение размера сегмента данных </text:p>
        </text:list-item>
        <text:list-item>
          <text:p text:style-name="P36"><text:span text:style-name="T36">pipe -</text:span><text:span text:style-name="T26"> создает канал </text:span></text:p>
        </text:list-item>
        <text:list-item>
          <text:p text:style-name="P36"><text:span text:style-name="T26">clone - создать процесс-потомок </text:span><text:bookmark text:name="lbAC"/><text:span text:style-name="T26"> </text:span></text:p>
        </text:list-item>
        <text:list-item>
          <text:p text:style-name="P37">lseek - установить смещение для позиционирования операций чтения/записи <text:bookmark text:name="lbAC3"/></text:p>
        </text:list-item>
        <text:list-item>
          <text:p text:style-name="P36"><text:span text:style-name="T26">futex - системный вызов быстрых связей пространства пользовате</text:span><text:span text:style-name="T34">ля</text:span></text:p>
        </text:list-item>
        <text:list-item>
          <text:p text:style-name="P36"><text:span text:style-name="T26">madvise - выдает предложения об использовании памяти </text:span><text:bookmark text:name="lbAC4"/><text:span text:style-name="T26"> </text:span></text:p>
        </text:list-item>
        <text:list-item>
          <text:p text:style-name="P37">exit - обычное завершение работы программы</text:p>
        </text:list-item>
      </text:list>
      <text:p text:style-name="P6">Демонстрация работы программы</text:p>
      <text:p text:style-name="P8">lab2</text:p>
      <text:p text:style-name="P20">yarik@asus:~/os/os/lab2$ strace -f ./main</text:p>
      <text:p text:style-name="P20">execve("./main", ["./main"], 0x7ffe10603118 /* 48 vars */) = 0</text:p>
      <text:p text:style-name="P20">brk(NULL) <text:s text:c="30"/>= 0x55700b7b5000</text:p>
      <text:p text:style-name="P20">arch_prctl(0x3001 /* ARCH_??? */, 0x7fff29dfc760) = -1 EINVAL (Недопустимый аргумент)</text:p>
      <text:p text:style-name="P20">access("/etc/ld.so.preload", R_OK) <text:s text:c="5"/>= -1 ENOENT (Нет такого файла или каталога)</text:p>
      <text:p text:style-name="P20">openat(AT_FDCWD, "/etc/ld.so.cache", O_RDONLY|O_CLOEXEC) = 3</text:p>
      <text:p text:style-name="P20">fstat(3, {st_mode=S_IFREG|0644, st_size=82021, ...}) = 0</text:p>
      <text:p text:style-name="P20">mmap(NULL, 82021, PROT_READ, MAP_PRIVATE, 3, 0) = 0x7fc7d3c2c000</text:p>
      <text:p text:style-name="P20">close(3) <text:s text:c="31"/>= 0</text:p>
      <text:p text:style-name="P20">openat(AT_FDCWD, "/lib/x86_64-linux-gnu/libstdc++.so.6", O_RDONLY|O_CLOEXEC) = 3</text:p>
      <text:p text:style-name="P20">read(3, "\177ELF\2\1\1\3\0\0\0\0\0\0\0\0\3\0&gt;\0\1\0\0\0`\341\t\0\0\0\0\0"..., 832) = 832</text:p>
      <text:p text:style-name="P20">fstat(3, {st_mode=S_IFREG|0644, st_size=1956992, ...}) = 0</text:p>
      <text:p text:style-name="P20">mmap(NULL, 8192, PROT_READ|PROT_WRITE, MAP_PRIVATE|MAP_ANONYMOUS, -1, 0) = 0x7fc7d3c2a000</text:p>
      <text:p text:style-name="P20">mmap(NULL, 1972224, PROT_READ, MAP_PRIVATE|MAP_DENYWRITE, 3, 0) = 0x7fc7d3a48000</text:p>
      <text:p text:style-name="P20">mprotect(0x7fc7d3ade000, 1290240, PROT_NONE) = 0</text:p>
      <text:p text:style-name="P20">mmap(0x7fc7d3ade000, 987136, PROT_READ|PROT_EXEC, MAP_PRIVATE|MAP_FIXED|MAP_DENYWRITE, 3, 0x96000) = 0x7fc7d3ade000</text:p>
      <text:p text:style-name="P20">mmap(0x7fc7d3bcf000, 299008, PROT_READ, MAP_PRIVATE|MAP_FIXED|MAP_DENYWRITE, 3, 0x187000) = 0x7fc7d3bcf000</text:p>
      <text:p text:style-name="P20">mmap(0x7fc7d3c19000, 57344, PROT_READ|PROT_WRITE, MAP_PRIVATE|MAP_FIXED|MAP_DENYWRITE, 3, 0x1d0000) = 0x7fc7d3c19000</text:p>
      <text:p text:style-name="P20">mmap(0x7fc7d3c27000, 10240, PROT_READ|PROT_WRITE, MAP_PRIVATE|MAP_FIXED|MAP_ANONYMOUS, -1, 0) = 0x7fc7d3c27000</text:p>
      <text:p text:style-name="P20">close(3) <text:s text:c="31"/>= 0</text:p>
      <text:p text:style-name="P20">openat(AT_FDCWD, "/lib/x86_64-linux-gnu/libgcc_s.so.1", O_RDONLY|O_CLOEXEC) = 3</text:p>
      <text:p text:style-name="P20">read(3, "\177ELF\2\1\1\0\0\0\0\0\0\0\0\0\3\0&gt;\0\1\0\0\0\3405\0\0\0\0\0\0"..., 832) = 832</text:p>
      <text:p text:style-name="P20">fstat(3, {st_mode=S_IFREG|0644, st_size=104984, ...}) = 0</text:p>
      <text:p text:style-name="P20">mmap(NULL, 107592, PROT_READ, MAP_PRIVATE|MAP_DENYWRITE, 3, 0) = 0x7fc7d3a2d000</text:p>
      <text:p text:style-name="P20">mmap(0x7fc7d3a30000, 73728, PROT_READ|PROT_EXEC, MAP_PRIVATE|MAP_FIXED|MAP_DENYWRITE, 3, 0x3000) = 0x7fc7d3a30000</text:p>
      <text:p text:style-name="P20">mmap(0x7fc7d3a42000, 16384, PROT_READ, MAP_PRIVATE|MAP_FIXED|MAP_DENYWRITE, 3, 0x15000) = 0x7fc7d3a42000</text:p>
      <text:p text:style-name="P20">mmap(0x7fc7d3a46000, 8192, PROT_READ|PROT_WRITE, MAP_PRIVATE|MAP_FIXED|MAP_DENYWRITE, 3, 0x18000) = 0x7fc7d3a46000</text:p>
      <text:p text:style-name="P20">close(3) <text:s text:c="31"/>= 0</text:p>
      <text:p text:style-name="P20"><text:soft-page-break/>openat(AT_FDCWD, "/lib/x86_64-linux-gnu/libc.so.6", O_RDONLY|O_CLOEXEC) = 3</text:p>
      <text:p text:style-name="P20">read(3, "\177ELF\2\1\1\3\0\0\0\0\0\0\0\0\3\0&gt;\0\1\0\0\0\300A\2\0\0\0\0\0"..., 832) = 832</text:p>
      <text:p text:style-name="P20">pread64(3, "\6\0\0\0\4\0\0\0@\0\0\0\0\0\0\0@\0\0\0\0\0\0\0@\0\0\0\0\0\0\0"..., 784, 64) = 784</text:p>
      <text:p text:style-name="P20">pread64(3, "\4\0\0\0\20\0\0\0\5\0\0\0GNU\0\2\0\0\300\4\0\0\0\3\0\0\0\0\0\0\0", 32, 848) = 32</text:p>
      <text:p text:style-name="P20">pread64(3, "\4\0\0\0\24\0\0\0\3\0\0\0GNU\0\30x\346\264ur\f|Q\226\236i\253-'o"..., 68, 880) = 68</text:p>
      <text:p text:style-name="P20">fstat(3, {st_mode=S_IFREG|0755, st_size=2029592, ...}) = 0</text:p>
      <text:p text:style-name="P20">pread64(3, "\6\0\0\0\4\0\0\0@\0\0\0\0\0\0\0@\0\0\0\0\0\0\0@\0\0\0\0\0\0\0"..., 784, 64) = 784</text:p>
      <text:p text:style-name="P20">pread64(3, "\4\0\0\0\20\0\0\0\5\0\0\0GNU\0\2\0\0\300\4\0\0\0\3\0\0\0\0\0\0\0", 32, 848) = 32</text:p>
      <text:p text:style-name="P20">pread64(3, "\4\0\0\0\24\0\0\0\3\0\0\0GNU\0\30x\346\264ur\f|Q\226\236i\253-'o"..., 68, 880) = 68</text:p>
      <text:p text:style-name="P20">mmap(NULL, 2037344, PROT_READ, MAP_PRIVATE|MAP_DENYWRITE, 3, 0) = 0x7fc7d383b000</text:p>
      <text:p text:style-name="P20">mmap(0x7fc7d385d000, 1540096, PROT_READ|PROT_EXEC, MAP_PRIVATE|MAP_FIXED|MAP_DENYWRITE, 3, 0x22000) = 0x7fc7d385d000</text:p>
      <text:p text:style-name="P20">mmap(0x7fc7d39d5000, 319488, PROT_READ, MAP_PRIVATE|MAP_FIXED|MAP_DENYWRITE, 3, 0x19a000) = 0x7fc7d39d5000</text:p>
      <text:p text:style-name="P20">mmap(0x7fc7d3a23000, 24576, PROT_READ|PROT_WRITE, MAP_PRIVATE|MAP_FIXED|MAP_DENYWRITE, 3, 0x1e7000) = 0x7fc7d3a23000</text:p>
      <text:p text:style-name="P20">mmap(0x7fc7d3a29000, 13920, PROT_READ|PROT_WRITE, MAP_PRIVATE|MAP_FIXED|MAP_ANONYMOUS, -1, 0) = 0x7fc7d3a29000</text:p>
      <text:p text:style-name="P20">close(3) <text:s text:c="31"/>= 0</text:p>
      <text:p text:style-name="P20">openat(AT_FDCWD, "/lib/x86_64-linux-gnu/libm.so.6", O_RDONLY|O_CLOEXEC) = 3</text:p>
      <text:p text:style-name="P20">read(3, "\177ELF\2\1\1\3\0\0\0\0\0\0\0\0\3\0&gt;\0\1\0\0\0\300\323\0\0\0\0\0\0"..., 832) = 832</text:p>
      <text:p text:style-name="P20">fstat(3, {st_mode=S_IFREG|0644, st_size=1369384, ...}) = 0</text:p>
      <text:p text:style-name="P20">mmap(NULL, 1368336, PROT_READ, MAP_PRIVATE|MAP_DENYWRITE, 3, 0) = 0x7fc7d36ec000</text:p>
      <text:p text:style-name="P20">mmap(0x7fc7d36f9000, 684032, PROT_READ|PROT_EXEC, MAP_PRIVATE|MAP_FIXED|MAP_DENYWRITE, 3, 0xd000) = 0x7fc7d36f9000</text:p>
      <text:p text:style-name="P20">mmap(0x7fc7d37a0000, 626688, PROT_READ, MAP_PRIVATE|MAP_FIXED|MAP_DENYWRITE, 3, 0xb4000) = 0x7fc7d37a0000</text:p>
      <text:p text:style-name="P20">mmap(0x7fc7d3839000, 8192, PROT_READ|PROT_WRITE, MAP_PRIVATE|MAP_FIXED|MAP_DENYWRITE, 3, 0x14c000) = 0x7fc7d3839000</text:p>
      <text:p text:style-name="P20">close(3) <text:s text:c="31"/>= 0</text:p>
      <text:p text:style-name="P20">mmap(NULL, 8192, PROT_READ|PROT_WRITE, MAP_PRIVATE|MAP_ANONYMOUS, -1, 0) = 0x7fc7d36ea000</text:p>
      <text:p text:style-name="P20">arch_prctl(ARCH_SET_FS, 0x7fc7d36eb100) = 0</text:p>
      <text:p text:style-name="P20">mprotect(0x7fc7d3a23000, 16384, PROT_READ) = 0</text:p>
      <text:p text:style-name="P20">mprotect(0x7fc7d3839000, 4096, PROT_READ) = 0</text:p>
      <text:p text:style-name="P20">mprotect(0x7fc7d3a46000, 4096, PROT_READ) = 0</text:p>
      <text:p text:style-name="P20">mmap(NULL, 8192, PROT_READ|PROT_WRITE, MAP_PRIVATE|MAP_ANONYMOUS, -1, 0) = 0x7fc7d36e8000</text:p>
      <text:p text:style-name="P20">mprotect(0x7fc7d3c19000, 45056, PROT_READ) = 0</text:p>
      <text:p text:style-name="P20">mprotect(0x55700ad49000, 4096, PROT_READ) = 0</text:p>
      <text:p text:style-name="P20">mprotect(0x7fc7d3c6e000, 4096, PROT_READ) = 0</text:p>
      <text:p text:style-name="P20">munmap(0x7fc7d3c2c000, 82021) <text:s text:c="10"/>= 0</text:p>
      <text:p text:style-name="P20">brk(NULL) <text:s text:c="30"/>= 0x55700b7b5000</text:p>
      <text:p text:style-name="P20">brk(0x55700b7d6000) <text:s text:c="20"/>= 0x55700b7d6000</text:p>
      <text:p text:style-name="P20">fstat(0, {st_mode=S_IFCHR|0620, st_rdev=makedev(0x88, 0x1), ...}) = 0</text:p>
      <text:p text:style-name="P20">read(0, 1.txt</text:p>
      <text:p text:style-name="P20">"1.txt\n", 1024) <text:s text:c="15"/>= 6</text:p>
      <text:p text:style-name="P20">openat(AT_FDCWD, "1.txt", O_RDONLY) <text:s text:c="4"/>= 3</text:p>
      <text:p text:style-name="P20">pipe([4, 5]) <text:s text:c="27"/>= 0</text:p>
      <text:p text:style-name="P20">clone(child_stack=NULL, flags=CLONE_CHILD_CLEARTID|CLONE_CHILD_SETTID|SIGCHLD, child_tidptr=0x7fc7d36eb3d0) = 57517</text:p>
      <text:p text:style-name="P20">strace: Process 57517 attached</text:p>
      <text:p text:style-name="P20">[pid 57516] read(4, <text:s/>&lt;unfinished ...&gt;</text:p>
      <text:p text:style-name="P20">[pid 57517] execve("./child", ["3", "4", "5"], 0x7fff29dfc848 /* 48 vars */) = 0</text:p>
      <text:p text:style-name="P20">[pid 57517] brk(NULL) <text:s text:c="18"/>= 0x5623a684f000</text:p>
      <text:p text:style-name="P20">[pid 57517] arch_prctl(0x3001 /* ARCH_??? */, 0x7ffdc2c53390) = -1 EINVAL (Недопустимый аргумент)</text:p>
      <text:p text:style-name="P20">[pid 57517] access("/etc/ld.so.preload", R_OK) = -1 ENOENT (Нет такого файла или каталога)</text:p>
      <text:p text:style-name="P20">[pid 57517] openat(AT_FDCWD, "/etc/ld.so.cache", O_RDONLY|O_CLOEXEC) = 6</text:p>
      <text:p text:style-name="P20">[pid 57517] fstat(6, {st_mode=S_IFREG|0644, st_size=82021, ...}) = 0</text:p>
      <text:p text:style-name="P20">[pid 57517] mmap(NULL, 82021, PROT_READ, MAP_PRIVATE, 6, 0) = 0x7fc1a6ed2000</text:p>
      <text:p text:style-name="P20">[pid 57517] close(6) <text:s text:c="19"/>= 0</text:p>
      <text:p text:style-name="P20"><text:soft-page-break/>[pid 57517] openat(AT_FDCWD, "/lib/x86_64-linux-gnu/libstdc++.so.6", O_RDONLY|O_CLOEXEC) = 6</text:p>
      <text:p text:style-name="P20">[pid 57517] read(6, "\177ELF\2\1\1\3\0\0\0\0\0\0\0\0\3\0&gt;\0\1\0\0\0`\341\t\0\0\0\0\0"..., 832) = 832</text:p>
      <text:p text:style-name="P20">[pid 57517] fstat(6, {st_mode=S_IFREG|0644, st_size=1956992, ...}) = 0</text:p>
      <text:p text:style-name="P20">[pid 57517] mmap(NULL, 8192, PROT_READ|PROT_WRITE, MAP_PRIVATE|MAP_ANONYMOUS, -1, 0) = 0x7fc1a6ed0000</text:p>
      <text:p text:style-name="P20">[pid 57517] mmap(NULL, 1972224, PROT_READ, MAP_PRIVATE|MAP_DENYWRITE, 6, 0) = 0x7fc1a6cee000</text:p>
      <text:p text:style-name="P20">[pid 57517] mprotect(0x7fc1a6d84000, 1290240, PROT_NONE) = 0</text:p>
      <text:p text:style-name="P20">[pid 57517] mmap(0x7fc1a6d84000, 987136, PROT_READ|PROT_EXEC, MAP_PRIVATE|MAP_FIXED|MAP_DENYWRITE, 6, 0x96000) = 0x7fc1a6d84000</text:p>
      <text:p text:style-name="P20">[pid 57517] mmap(0x7fc1a6e75000, 299008, PROT_READ, MAP_PRIVATE|MAP_FIXED|MAP_DENYWRITE, 6, 0x187000) = 0x7fc1a6e75000</text:p>
      <text:p text:style-name="P20">[pid 57517] mmap(0x7fc1a6ebf000, 57344, PROT_READ|PROT_WRITE, MAP_PRIVATE|MAP_FIXED|MAP_DENYWRITE, 6, 0x1d0000) = 0x7fc1a6ebf000</text:p>
      <text:p text:style-name="P20">[pid 57517] mmap(0x7fc1a6ecd000, 10240, PROT_READ|PROT_WRITE, MAP_PRIVATE|MAP_FIXED|MAP_ANONYMOUS, -1, 0) = 0x7fc1a6ecd000</text:p>
      <text:p text:style-name="P20">[pid 57517] close(6) <text:s text:c="19"/>= 0</text:p>
      <text:p text:style-name="P20">[pid 57517] openat(AT_FDCWD, "/lib/x86_64-linux-gnu/libc.so.6", O_RDONLY|O_CLOEXEC) = 6</text:p>
      <text:p text:style-name="P20">[pid 57517] read(6, "\177ELF\2\1\1\3\0\0\0\0\0\0\0\0\3\0&gt;\0\1\0\0\0\300A\2\0\0\0\0\0"..., 832) = 832</text:p>
      <text:p text:style-name="P20">[pid 57517] pread64(6, "\6\0\0\0\4\0\0\0@\0\0\0\0\0\0\0@\0\0\0\0\0\0\0@\0\0\0\0\0\0\0"..., 784, 64) = 784</text:p>
      <text:p text:style-name="P20">[pid 57517] pread64(6, "\4\0\0\0\20\0\0\0\5\0\0\0GNU\0\2\0\0\300\4\0\0\0\3\0\0\0\0\0\0\0", 32, 848) = 32</text:p>
      <text:p text:style-name="P20">[pid 57517] pread64(6, "\4\0\0\0\24\0\0\0\3\0\0\0GNU\0\30x\346\264ur\f|Q\226\236i\253-'o"..., 68, 880) = 68</text:p>
      <text:p text:style-name="P20">[pid 57517] fstat(6, {st_mode=S_IFREG|0755, st_size=2029592, ...}) = 0</text:p>
      <text:p text:style-name="P20">[pid 57517] pread64(6, "\6\0\0\0\4\0\0\0@\0\0\0\0\0\0\0@\0\0\0\0\0\0\0@\0\0\0\0\0\0\0"..., 784, 64) = 784</text:p>
      <text:p text:style-name="P20">[pid 57517] pread64(6, "\4\0\0\0\20\0\0\0\5\0\0\0GNU\0\2\0\0\300\4\0\0\0\3\0\0\0\0\0\0\0", 32, 848) = 32</text:p>
      <text:p text:style-name="P20">[pid 57517] pread64(6, "\4\0\0\0\24\0\0\0\3\0\0\0GNU\0\30x\346\264ur\f|Q\226\236i\253-'o"..., 68, 880) = 68</text:p>
      <text:p text:style-name="P20">[pid 57517] mmap(NULL, 2037344, PROT_READ, MAP_PRIVATE|MAP_DENYWRITE, 6, 0) = 0x7fc1a6afc000</text:p>
      <text:p text:style-name="P20">[pid 57517] mmap(0x7fc1a6b1e000, 1540096, PROT_READ|PROT_EXEC, MAP_PRIVATE|MAP_FIXED|MAP_DENYWRITE, 6, 0x22000) = 0x7fc1a6b1e000</text:p>
      <text:p text:style-name="P20">[pid 57517] mmap(0x7fc1a6c96000, 319488, PROT_READ, MAP_PRIVATE|MAP_FIXED|MAP_DENYWRITE, 6, 0x19a000) = 0x7fc1a6c96000</text:p>
      <text:p text:style-name="P20">[pid 57517] mmap(0x7fc1a6ce4000, 24576, PROT_READ|PROT_WRITE, MAP_PRIVATE|MAP_FIXED|MAP_DENYWRITE, 6, 0x1e7000) = 0x7fc1a6ce4000</text:p>
      <text:p text:style-name="P20">[pid 57517] mmap(0x7fc1a6cea000, 13920, PROT_READ|PROT_WRITE, MAP_PRIVATE|MAP_FIXED|MAP_ANONYMOUS, -1, 0) = 0x7fc1a6cea000</text:p>
      <text:p text:style-name="P20">[pid 57517] close(6) <text:s text:c="19"/>= 0</text:p>
      <text:p text:style-name="P20">[pid 57517] openat(AT_FDCWD, "/lib/x86_64-linux-gnu/libm.so.6", O_RDONLY|O_CLOEXEC) = 6</text:p>
      <text:p text:style-name="P20">[pid 57517] read(6, "\177ELF\2\1\1\3\0\0\0\0\0\0\0\0\3\0&gt;\0\1\0\0\0\300\323\0\0\0\0\0\0"..., 832) = 832</text:p>
      <text:p text:style-name="P20">[pid 57517] fstat(6, {st_mode=S_IFREG|0644, st_size=1369384, ...}) = 0</text:p>
      <text:p text:style-name="P20">[pid 57517] mmap(NULL, 1368336, PROT_READ, MAP_PRIVATE|MAP_DENYWRITE, 6, 0) = 0x7fc1a69ad000</text:p>
      <text:p text:style-name="P20">[pid 57517] mmap(0x7fc1a69ba000, 684032, PROT_READ|PROT_EXEC, MAP_PRIVATE|MAP_FIXED|MAP_DENYWRITE, 6, 0xd000) = 0x7fc1a69ba000</text:p>
      <text:p text:style-name="P20">[pid 57517] mmap(0x7fc1a6a61000, 626688, PROT_READ, MAP_PRIVATE|MAP_FIXED|MAP_DENYWRITE, 6, 0xb4000) = 0x7fc1a6a61000</text:p>
      <text:p text:style-name="P20">[pid 57517] mmap(0x7fc1a6afa000, 8192, PROT_READ|PROT_WRITE, MAP_PRIVATE|MAP_FIXED|MAP_DENYWRITE, 6, 0x14c000) = 0x7fc1a6afa000</text:p>
      <text:p text:style-name="P20">[pid 57517] close(6) <text:s text:c="19"/>= 0</text:p>
      <text:p text:style-name="P20">[pid 57517] openat(AT_FDCWD, "/lib/x86_64-linux-gnu/libgcc_s.so.1", O_RDONLY|O_CLOEXEC) = 6</text:p>
      <text:p text:style-name="P20">[pid 57517] read(6, "\177ELF\2\1\1\0\0\0\0\0\0\0\0\0\3\0&gt;\0\1\0\0\0\3405\0\0\0\0\0\0"..., 832) = 832</text:p>
      <text:p text:style-name="P20">[pid 57517] fstat(6, {st_mode=S_IFREG|0644, st_size=104984, ...}) = 0</text:p>
      <text:p text:style-name="P20">[pid 57517] mmap(NULL, 107592, PROT_READ, MAP_PRIVATE|MAP_DENYWRITE, 6, 0) = 0x7fc1a6992000</text:p>
      <text:p text:style-name="P20">[pid 57517] mmap(0x7fc1a6995000, 73728, PROT_READ|PROT_EXEC, MAP_PRIVATE|MAP_FIXED|MAP_DENYWRITE, 6, 0x3000) = 0x7fc1a6995000</text:p>
      <text:p text:style-name="P20">[pid 57517] mmap(0x7fc1a69a7000, 16384, PROT_READ, MAP_PRIVATE|MAP_FIXED|MAP_DENYWRITE, 6, 0x15000) = 0x7fc1a69a7000</text:p>
      <text:p text:style-name="P20">[pid 57517] mmap(0x7fc1a69ab000, 8192, PROT_READ|PROT_WRITE, MAP_PRIVATE|MAP_FIXED|MAP_DENYWRITE, 6, 0x18000) = 0x7fc1a69ab000</text:p>
      <text:p text:style-name="P20">[pid 57517] close(6) <text:s text:c="19"/>= 0</text:p>
      <text:p text:style-name="P20">[pid 57517] mmap(NULL, 8192, PROT_READ|PROT_WRITE, MAP_PRIVATE|MAP_ANONYMOUS, -1, 0) = 0x7fc1a6990000</text:p>
      <text:p text:style-name="P20"><text:soft-page-break/>[pid 57517] arch_prctl(ARCH_SET_FS, 0x7fc1a6990f40) = 0</text:p>
      <text:p text:style-name="P20">[pid 57517] mprotect(0x7fc1a6ce4000, 16384, PROT_READ) = 0</text:p>
      <text:p text:style-name="P20">[pid 57517] mprotect(0x7fc1a69ab000, 4096, PROT_READ) = 0</text:p>
      <text:p text:style-name="P20">[pid 57517] mprotect(0x7fc1a6afa000, 4096, PROT_READ) = 0</text:p>
      <text:p text:style-name="P20">[pid 57517] mmap(NULL, 8192, PROT_READ|PROT_WRITE, MAP_PRIVATE|MAP_ANONYMOUS, -1, 0) = 0x7fc1a698e000</text:p>
      <text:p text:style-name="P20">[pid 57517] mprotect(0x7fc1a6ebf000, 45056, PROT_READ) = 0</text:p>
      <text:p text:style-name="P20">[pid 57517] mprotect(0x5623a5a29000, 4096, PROT_READ) = 0</text:p>
      <text:p text:style-name="P20">[pid 57517] mprotect(0x7fc1a6f14000, 4096, PROT_READ) = 0</text:p>
      <text:p text:style-name="P20">[pid 57517] munmap(0x7fc1a6ed2000, 82021) = 0</text:p>
      <text:p text:style-name="P20">[pid 57517] brk(NULL) <text:s text:c="18"/>= 0x5623a684f000</text:p>
      <text:p text:style-name="P20">[pid 57517] brk(0x5623a6870000) <text:s text:c="8"/>= 0x5623a6870000</text:p>
      <text:p text:style-name="P20">[pid 57517] dup2(3, 0) <text:s text:c="17"/>= 0</text:p>
      <text:p text:style-name="P20">[pid 57517] dup2(5, 1) <text:s text:c="17"/>= 1</text:p>
      <text:p text:style-name="P20">[pid 57517] fstat(0, {st_mode=S_IFREG|0664, st_size=41, ...}) = 0</text:p>
      <text:p text:style-name="P20">[pid 57517] read(0, "24\n345672\n23242\n2122\n-132\n2324\n5"..., 4096) = 41</text:p>
      <text:p text:style-name="P20">[pid 57517] fstat(1, {st_mode=S_IFIFO|0600, st_size=0, ...}) = 0</text:p>
      <text:p text:style-name="P20">[pid 57517] write(1, "24\n", 3 &lt;unfinished ...&gt;</text:p>
      <text:p text:style-name="P20">[pid 57516] &lt;... read resumed&gt;"2", 1) <text:s text:c="2"/>= 1</text:p>
      <text:p text:style-name="P20">[pid 57517] &lt;... write resumed&gt;) <text:s text:c="7"/>= 3</text:p>
      <text:p text:style-name="P20">[pid 57516] fstat(1, <text:s/>&lt;unfinished ...&gt;</text:p>
      <text:p text:style-name="P20">[pid 57517] write(1, "345672\n", 7 &lt;unfinished ...&gt;</text:p>
      <text:p text:style-name="P20">[pid 57516] &lt;... fstat resumed&gt;{st_mode=S_IFCHR|0620, st_rdev=makedev(0x88, 0x1), ...}) = 0</text:p>
      <text:p text:style-name="P20">[pid 57517] &lt;... write resumed&gt;) <text:s text:c="7"/>= 7</text:p>
      <text:p text:style-name="P20">[pid 57516] read(4, <text:s/>&lt;unfinished ...&gt;</text:p>
      <text:p text:style-name="P20">[pid 57517] write(1, "23242\n", 6 &lt;unfinished ...&gt;</text:p>
      <text:p text:style-name="P20">[pid 57516] &lt;... read resumed&gt;"4", 1) <text:s text:c="2"/>= 1</text:p>
      <text:p text:style-name="P20">[pid 57517] &lt;... write resumed&gt;) <text:s text:c="7"/>= 6</text:p>
      <text:p text:style-name="P20">[pid 57516] read(4, <text:s/>&lt;unfinished ...&gt;</text:p>
      <text:p text:style-name="P20">[pid 57517] write(1, "2122\n", 5 &lt;unfinished ...&gt;</text:p>
      <text:p text:style-name="P20">[pid 57516] &lt;... read resumed&gt;"\n", 1) <text:s/>= 1</text:p>
      <text:p text:style-name="P20">[pid 57517] &lt;... write resumed&gt;) <text:s text:c="7"/>= 5</text:p>
      <text:p text:style-name="P20">[pid 57516] write(1, "24\n", 3 &lt;unfinished ...&gt;</text:p>
      <text:p text:style-name="P20">[pid 57517] write(1, "\0", 124</text:p>
      <text:p text:style-name="P20"><text:s/>&lt;unfinished ...&gt;</text:p>
      <text:p text:style-name="P20">[pid 57516] &lt;... write resumed&gt;) <text:s text:c="7"/>= 3</text:p>
      <text:p text:style-name="P20">[pid 57517] &lt;... write resumed&gt;) <text:s text:c="7"/>= 1</text:p>
      <text:p text:style-name="P20">[pid 57516] read(4, "3", 1) <text:s text:c="12"/>= 1</text:p>
      <text:p text:style-name="P20">[pid 57517] lseek(0, -16, SEEK_CUR &lt;unfinished ...&gt;</text:p>
      <text:p text:style-name="P20">[pid 57516] read(4, <text:s/>&lt;unfinished ...&gt;</text:p>
      <text:p text:style-name="P20">[pid 57517] &lt;... lseek resumed&gt;) <text:s text:c="7"/>= 25</text:p>
      <text:p text:style-name="P20">[pid 57516] &lt;... read resumed&gt;"4", 1) <text:s text:c="2"/>= 1</text:p>
      <text:p text:style-name="P20">[pid 57517] exit_group(0 &lt;unfinished ...&gt;</text:p>
      <text:p text:style-name="P20">[pid 57516] read(4, <text:s/>&lt;unfinished ...&gt;</text:p>
      <text:p text:style-name="P20">[pid 57517] &lt;... exit_group resumed&gt;) <text:s text:c="2"/>= ?</text:p>
      <text:p text:style-name="P20">[pid 57516] &lt;... read resumed&gt;"5", 1) <text:s text:c="2"/>= 1</text:p>
      <text:p text:style-name="P20">[pid 57516] read(4, "6", 1) <text:s text:c="12"/>= 1</text:p>
      <text:p text:style-name="P20">[pid 57516] read(4, "7", 1) <text:s text:c="12"/>= 1</text:p>
      <text:p text:style-name="P20">[pid 57516] read(4, "2", 1) <text:s text:c="12"/>= 1</text:p>
      <text:p text:style-name="P20">[pid 57517] +++ exited with 0 +++</text:p>
      <text:p text:style-name="P20">--- SIGCHLD {si_signo=SIGCHLD, si_code=CLD_EXITED, si_pid=57517, si_uid=1000, si_status=0, si_utime=0, si_stime=0} ---</text:p>
      <text:p text:style-name="P20">read(4, "\n", 1) <text:s text:c="23"/>= 1</text:p>
      <text:p text:style-name="P20">write(1, "345672\n", 7345672</text:p>
      <text:p text:style-name="P20">) <text:s text:c="16"/>= 7</text:p>
      <text:p text:style-name="P20">read(4, "2", 1) <text:s text:c="24"/>= 1</text:p>
      <text:p text:style-name="P20">read(4, "3", 1) <text:s text:c="24"/>= 1</text:p>
      <text:p text:style-name="P20">read(4, "2", 1) <text:s text:c="24"/>= 1</text:p>
      <text:p text:style-name="P20">read(4, "4", 1) <text:s text:c="24"/>= 1</text:p>
      <text:p text:style-name="P20">read(4, "2", 1) <text:s text:c="24"/>= 1</text:p>
      <text:p text:style-name="P20">read(4, "\n", 1) <text:s text:c="23"/>= 1</text:p>
      <text:p text:style-name="P20"><text:soft-page-break/>write(1, "23242\n", 623242</text:p>
      <text:p text:style-name="P20">) <text:s text:c="17"/>= 6</text:p>
      <text:p text:style-name="P20">read(4, "2", 1) <text:s text:c="24"/>= 1</text:p>
      <text:p text:style-name="P20">read(4, "1", 1) <text:s text:c="24"/>= 1</text:p>
      <text:p text:style-name="P20">read(4, "2", 1) <text:s text:c="24"/>= 1</text:p>
      <text:p text:style-name="P20">read(4, "2", 1) <text:s text:c="24"/>= 1</text:p>
      <text:p text:style-name="P20">read(4, "\n", 1) <text:s text:c="23"/>= 1</text:p>
      <text:p text:style-name="P20">write(1, "2122\n", 52122</text:p>
      <text:p text:style-name="P20">) <text:s text:c="18"/>= 5</text:p>
      <text:p text:style-name="P20">read(4, "\0", 1) <text:s text:c="23"/>= 1</text:p>
      <text:p text:style-name="P20">close(4) <text:s text:c="31"/>= 0</text:p>
      <text:p text:style-name="P20">close(5) <text:s text:c="31"/>= 0</text:p>
      <text:p text:style-name="P20">close(3) <text:s text:c="31"/>= 0</text:p>
      <text:p text:style-name="P20">exit_group(0) <text:s text:c="26"/>= ?</text:p>
      <text:p text:style-name="P20">+++ exited with 0 +++</text:p>
      <text:p text:style-name="P9">lab3</text:p>
      <text:p text:style-name="P13">yarik@asus:~/os/os/lab3$ strace -f ./lab3 4</text:p>
      <text:p text:style-name="P13">execve("./lab3", ["./lab3", "4"], 0x7ffefce65540 /* 48 vars */) = 0</text:p>
      <text:p text:style-name="P13">brk(NULL) <text:s text:c="30"/>= 0x5654a1fb6000</text:p>
      <text:p text:style-name="P13">arch_prctl(0x3001 /* ARCH_??? */, 0x7ffec507fab0) = -1 EINVAL (Недопустимый аргумент)</text:p>
      <text:p text:style-name="P13">access("/etc/ld.so.preload", R_OK) <text:s text:c="5"/>= -1 ENOENT (Нет такого файла или каталога)</text:p>
      <text:p text:style-name="P13">openat(AT_FDCWD, "/etc/ld.so.cache", O_RDONLY|O_CLOEXEC) = 3</text:p>
      <text:p text:style-name="P13">fstat(3, {st_mode=S_IFREG|0644, st_size=82021, ...}) = 0</text:p>
      <text:p text:style-name="P13">mmap(NULL, 82021, PROT_READ, MAP_PRIVATE, 3, 0) = 0x7f82d3aa3000</text:p>
      <text:p text:style-name="P13">close(3) <text:s text:c="31"/>= 0</text:p>
      <text:p text:style-name="P13">openat(AT_FDCWD, "/lib/x86_64-linux-gnu/libpthread.so.0", O_RDONLY|O_CLOEXEC) = 3</text:p>
      <text:p text:style-name="P13">read(3, "\177ELF\2\1\1\0\0\0\0\0\0\0\0\0\3\0&gt;\0\1\0\0\0\220q\0\0\0\0\0\0"..., 832) = 832</text:p>
      <text:p text:style-name="P13">pread64(3, "\4\0\0\0\24\0\0\0\3\0\0\0GNU\0{E6\364\34\332\245\210\204\10\350-\0106\343="..., 68, 824) = 68</text:p>
      <text:p text:style-name="P13">fstat(3, {st_mode=S_IFREG|0755, st_size=157224, ...}) = 0</text:p>
      <text:p text:style-name="P13">mmap(NULL, 8192, PROT_READ|PROT_WRITE, MAP_PRIVATE|MAP_ANONYMOUS, -1, 0) = 0x7f82d3aa1000</text:p>
      <text:p text:style-name="P13">pread64(3, "\4\0\0\0\24\0\0\0\3\0\0\0GNU\0{E6\364\34\332\245\210\204\10\350-\0106\343="..., 68, 824) = 68</text:p>
      <text:p text:style-name="P13">mmap(NULL, 140408, PROT_READ, MAP_PRIVATE|MAP_DENYWRITE, 3, 0) = 0x7f82d3a7e000</text:p>
      <text:p text:style-name="P13">mmap(0x7f82d3a84000, 69632, PROT_READ|PROT_EXEC, MAP_PRIVATE|MAP_FIXED|MAP_DENYWRITE, 3, 0x6000) = 0x7f82d3a84000</text:p>
      <text:p text:style-name="P13">mmap(0x7f82d3a95000, 24576, PROT_READ, MAP_PRIVATE|MAP_FIXED|MAP_DENYWRITE, 3, 0x17000) = 0x7f82d3a95000</text:p>
      <text:p text:style-name="P13">mmap(0x7f82d3a9b000, 8192, PROT_READ|PROT_WRITE, MAP_PRIVATE|MAP_FIXED|MAP_DENYWRITE, 3, 0x1c000) = 0x7f82d3a9b000</text:p>
      <text:p text:style-name="P13">mmap(0x7f82d3a9d000, 13432, PROT_READ|PROT_WRITE, MAP_PRIVATE|MAP_FIXED|MAP_ANONYMOUS, -1, 0) = 0x7f82d3a9d000</text:p>
      <text:p text:style-name="P13">close(3) <text:s text:c="31"/>= 0</text:p>
      <text:p text:style-name="P13">openat(AT_FDCWD, "/lib/x86_64-linux-gnu/libstdc++.so.6", O_RDONLY|O_CLOEXEC) = 3</text:p>
      <text:p text:style-name="P13">read(3, "\177ELF\2\1\1\3\0\0\0\0\0\0\0\0\3\0&gt;\0\1\0\0\0`\341\t\0\0\0\0\0"..., 832) = 832</text:p>
      <text:p text:style-name="P13"><text:soft-page-break/>fstat(3, {st_mode=S_IFREG|0644, st_size=1956992, ...}) = 0</text:p>
      <text:p text:style-name="P13">mmap(NULL, 1972224, PROT_READ, MAP_PRIVATE|MAP_DENYWRITE, 3, 0) = 0x7f82d389c000</text:p>
      <text:p text:style-name="P13">mprotect(0x7f82d3932000, 1290240, PROT_NONE) = 0</text:p>
      <text:p text:style-name="P13">mmap(0x7f82d3932000, 987136, PROT_READ|PROT_EXEC, MAP_PRIVATE|MAP_FIXED|MAP_DENYWRITE, 3, 0x96000) = 0x7f82d3932000</text:p>
      <text:p text:style-name="P13">mmap(0x7f82d3a23000, 299008, PROT_READ, MAP_PRIVATE|MAP_FIXED|MAP_DENYWRITE, 3, 0x187000) = 0x7f82d3a23000</text:p>
      <text:p text:style-name="P13">mmap(0x7f82d3a6d000, 57344, PROT_READ|PROT_WRITE, MAP_PRIVATE|MAP_FIXED|MAP_DENYWRITE, 3, 0x1d0000) = 0x7f82d3a6d000</text:p>
      <text:p text:style-name="P13">mmap(0x7f82d3a7b000, 10240, PROT_READ|PROT_WRITE, MAP_PRIVATE|MAP_FIXED|MAP_ANONYMOUS, -1, 0) = 0x7f82d3a7b000</text:p>
      <text:p text:style-name="P13">close(3) <text:s text:c="31"/>= 0</text:p>
      <text:p text:style-name="P13">openat(AT_FDCWD, "/lib/x86_64-linux-gnu/libgcc_s.so.1", O_RDONLY|O_CLOEXEC) = 3</text:p>
      <text:p text:style-name="P13">read(3, "\177ELF\2\1\1\0\0\0\0\0\0\0\0\0\3\0&gt;\0\1\0\0\0\3405\0\0\0\0\0\0"..., 832) = 832</text:p>
      <text:p text:style-name="P13">fstat(3, {st_mode=S_IFREG|0644, st_size=104984, ...}) = 0</text:p>
      <text:p text:style-name="P13">mmap(NULL, 107592, PROT_READ, MAP_PRIVATE|MAP_DENYWRITE, 3, 0) = 0x7f82d3881000</text:p>
      <text:p text:style-name="P13">mmap(0x7f82d3884000, 73728, PROT_READ|PROT_EXEC, MAP_PRIVATE|MAP_FIXED|MAP_DENYWRITE, 3, 0x3000) = 0x7f82d3884000</text:p>
      <text:p text:style-name="P13">mmap(0x7f82d3896000, 16384, PROT_READ, MAP_PRIVATE|MAP_FIXED|MAP_DENYWRITE, 3, 0x15000) = 0x7f82d3896000</text:p>
      <text:p text:style-name="P13">mmap(0x7f82d389a000, 8192, PROT_READ|PROT_WRITE, MAP_PRIVATE|MAP_FIXED|MAP_DENYWRITE, 3, 0x18000) = 0x7f82d389a000</text:p>
      <text:p text:style-name="P13">close(3) <text:s text:c="31"/>= 0</text:p>
      <text:p text:style-name="P13">openat(AT_FDCWD, "/lib/x86_64-linux-gnu/libc.so.6", O_RDONLY|O_CLOEXEC) = 3</text:p>
      <text:p text:style-name="P13">read(3, "\177ELF\2\1\1\3\0\0\0\0\0\0\0\0\3\0&gt;\0\1\0\0\0\300A\2\0\0\0\0\0"..., 832) = 832</text:p>
      <text:p text:style-name="P13">pread64(3, "\6\0\0\0\4\0\0\0@\0\0\0\0\0\0\0@\0\0\0\0\0\0\0@\0\0\0\0\0\0\0"..., 784, 64) = 784</text:p>
      <text:p text:style-name="P13">pread64(3, "\4\0\0\0\20\0\0\0\5\0\0\0GNU\0\2\0\0\300\4\0\0\0\3\0\0\0\0\0\0\0", 32, 848) = 32</text:p>
      <text:p text:style-name="P13">pread64(3, "\4\0\0\0\24\0\0\0\3\0\0\0GNU\0\30x\346\264ur\f|Q\226\236i\253-'o"..., 68, 880) = 68</text:p>
      <text:p text:style-name="P13">fstat(3, {st_mode=S_IFREG|0755, st_size=2029592, ...}) = 0</text:p>
      <text:p text:style-name="P13">pread64(3, "\6\0\0\0\4\0\0\0@\0\0\0\0\0\0\0@\0\0\0\0\0\0\0@\0\0\0\0\0\0\0"..., 784, 64) = 784</text:p>
      <text:p text:style-name="P13">pread64(3, "\4\0\0\0\20\0\0\0\5\0\0\0GNU\0\2\0\0\300\4\0\0\0\3\0\0\0\0\0\0\0", 32, 848) = 32</text:p>
      <text:p text:style-name="P13">pread64(3, "\4\0\0\0\24\0\0\0\3\0\0\0GNU\0\30x\346\264ur\f|Q\226\236i\253-'o"..., 68, 880) = 68</text:p>
      <text:p text:style-name="P13">mmap(NULL, 2037344, PROT_READ, MAP_PRIVATE|MAP_DENYWRITE, 3, 0) = 0x7f82d368f000</text:p>
      <text:p text:style-name="P13">mmap(0x7f82d36b1000, 1540096, PROT_READ|PROT_EXEC, MAP_PRIVATE|MAP_FIXED|MAP_DENYWRITE, 3, 0x22000) = 0x7f82d36b1000</text:p>
      <text:p text:style-name="P13">mmap(0x7f82d3829000, 319488, PROT_READ, MAP_PRIVATE|MAP_FIXED|MAP_DENYWRITE, 3, 0x19a000) = 0x7f82d3829000</text:p>
      <text:p text:style-name="P13">mmap(0x7f82d3877000, 24576, PROT_READ|PROT_WRITE, MAP_PRIVATE|MAP_FIXED|MAP_DENYWRITE, 3, 0x1e7000) = 0x7f82d3877000</text:p>
      <text:p text:style-name="P13">mmap(0x7f82d387d000, 13920, PROT_READ|PROT_WRITE, MAP_PRIVATE|MAP_FIXED|MAP_ANONYMOUS, -1, 0) = 0x7f82d387d000</text:p>
      <text:p text:style-name="P13"><text:soft-page-break/>close(3) <text:s text:c="31"/>= 0</text:p>
      <text:p text:style-name="P13">openat(AT_FDCWD, "/lib/x86_64-linux-gnu/libm.so.6", O_RDONLY|O_CLOEXEC) = 3</text:p>
      <text:p text:style-name="P13">read(3, "\177ELF\2\1\1\3\0\0\0\0\0\0\0\0\3\0&gt;\0\1\0\0\0\300\323\0\0\0\0\0\0"..., 832) = 832</text:p>
      <text:p text:style-name="P13">fstat(3, {st_mode=S_IFREG|0644, st_size=1369384, ...}) = 0</text:p>
      <text:p text:style-name="P13">mmap(NULL, 1368336, PROT_READ, MAP_PRIVATE|MAP_DENYWRITE, 3, 0) = 0x7f82d3540000</text:p>
      <text:p text:style-name="P13">mmap(0x7f82d354d000, 684032, PROT_READ|PROT_EXEC, MAP_PRIVATE|MAP_FIXED|MAP_DENYWRITE, 3, 0xd000) = 0x7f82d354d000</text:p>
      <text:p text:style-name="P13">mmap(0x7f82d35f4000, 626688, PROT_READ, MAP_PRIVATE|MAP_FIXED|MAP_DENYWRITE, 3, 0xb4000) = 0x7f82d35f4000</text:p>
      <text:p text:style-name="P13">mmap(0x7f82d368d000, 8192, PROT_READ|PROT_WRITE, MAP_PRIVATE|MAP_FIXED|MAP_DENYWRITE, 3, 0x14c000) = 0x7f82d368d000</text:p>
      <text:p text:style-name="P13">close(3) <text:s text:c="31"/>= 0</text:p>
      <text:p text:style-name="P13">mmap(NULL, 8192, PROT_READ|PROT_WRITE, MAP_PRIVATE|MAP_ANONYMOUS, -1, 0) = 0x7f82d353e000</text:p>
      <text:p text:style-name="P13">mmap(NULL, 12288, PROT_READ|PROT_WRITE, MAP_PRIVATE|MAP_ANONYMOUS, -1, 0) = 0x7f82d353b000</text:p>
      <text:p text:style-name="P13">arch_prctl(ARCH_SET_FS, 0x7f82d353b740) = 0</text:p>
      <text:p text:style-name="P13">mprotect(0x7f82d3877000, 16384, PROT_READ) = 0</text:p>
      <text:p text:style-name="P13">mprotect(0x7f82d368d000, 4096, PROT_READ) = 0</text:p>
      <text:p text:style-name="P13">mprotect(0x7f82d389a000, 4096, PROT_READ) = 0</text:p>
      <text:p text:style-name="P13">mprotect(0x7f82d3a6d000, 45056, PROT_READ) = 0</text:p>
      <text:p text:style-name="P13">mprotect(0x7f82d3a9b000, 4096, PROT_READ) = 0</text:p>
      <text:p text:style-name="P13">mprotect(0x5654a1ee5000, 4096, PROT_READ) = 0</text:p>
      <text:p text:style-name="P13">mprotect(0x7f82d3ae5000, 4096, PROT_READ) = 0</text:p>
      <text:p text:style-name="P13">munmap(0x7f82d3aa3000, 82021) <text:s text:c="10"/>= 0</text:p>
      <text:p text:style-name="P13">set_tid_address(0x7f82d353ba10) <text:s text:c="8"/>= 61373</text:p>
      <text:p text:style-name="P13">set_robust_list(0x7f82d353ba20, 24) <text:s text:c="4"/>= 0</text:p>
      <text:p text:style-name="P13">rt_sigaction(SIGRTMIN, {sa_handler=0x7f82d3a84bf0, sa_mask=[], sa_flags=SA_RESTORER|SA_SIGINFO, sa_restorer=0x7f82d3a92420}, NULL, 8) = 0</text:p>
      <text:p text:style-name="P13">rt_sigaction(SIGRT_1, {sa_handler=0x7f82d3a84c90, sa_mask=[], sa_flags=SA_RESTORER|SA_RESTART|SA_SIGINFO, sa_restorer=0x7f82d3a92420}, NULL, 8) = 0</text:p>
      <text:p text:style-name="P13">rt_sigprocmask(SIG_UNBLOCK, [RTMIN RT_1], NULL, 8) = 0</text:p>
      <text:p text:style-name="P13">prlimit64(0, RLIMIT_STACK, NULL, {rlim_cur=8192*1024, rlim_max=RLIM64_INFINITY}) = 0</text:p>
      <text:p text:style-name="P13">brk(NULL) <text:s text:c="30"/>= 0x5654a1fb6000</text:p>
      <text:p text:style-name="P13">brk(0x5654a1fd7000) <text:s text:c="20"/>= 0x5654a1fd7000</text:p>
      <text:p text:style-name="P13">futex(0x7f82d3a7b6bc, FUTEX_WAKE_PRIVATE, 2147483647) = 0</text:p>
      <text:p text:style-name="P13">futex(0x7f82d3a7b6c8, FUTEX_WAKE_PRIVATE, 2147483647) = 0</text:p>
      <text:p text:style-name="P13">fstat(1, {st_mode=S_IFCHR|0620, st_rdev=makedev(0x88, 0x1), ...}) = 0</text:p>
      <text:p text:style-name="P13">write(1, "\320\222\320\262\320\265\320\264\320\270\321\202\320\265 \320\272\320\276\320\273\320\270\321\207\320\265\321\201\321\202\320"..., 53Введите количество массивов</text:p>
      <text:p text:style-name="P13"><text:soft-page-break/>) = 53</text:p>
      <text:p text:style-name="P13">write(1, "\320\222\320\262\320\265\320\264\320\270\321\202\320\265 \321\200\320\260\320\267\320\274\320\265\321\200 \320\274\320\260"..., 46Введите размер массивов </text:p>
      <text:p text:style-name="P13">) = 46</text:p>
      <text:p text:style-name="P13">write(1, "\320\222\320\262\320\265\320\264\320\270\321\202\320\265 \320\274\320\260\321\201\321\201\320\270\320\262\321\213\n", 30Введите массивы</text:p>
      <text:p text:style-name="P13">) = 30</text:p>
      <text:p text:style-name="P13">clock_gettime(CLOCK_REALTIME, {tv_sec=1672946418, tv_nsec=629035629}) = 0</text:p>
      <text:p text:style-name="P13">mmap(NULL, 8392704, PROT_NONE, MAP_PRIVATE|MAP_ANONYMOUS|MAP_STACK, -1, 0) = 0x7f82d2d3a000</text:p>
      <text:p text:style-name="P13">mprotect(0x7f82d2d3b000, 8388608, PROT_READ|PROT_WRITE) = 0</text:p>
      <text:p text:style-name="P13">clone(child_stack=0x7f82d3539fb0, flags=CLONE_VM|CLONE_FS|CLONE_FILES|CLONE_SIGHAND|CLONE_THREAD|CLONE_SYSVSEM|CLONE_SETTLS|CLONE_PARENT_SETTID|CLONE_CHILD_CLEARTIDstrace: Process 61374 attached</text:p>
      <text:p text:style-name="P13">, parent_tid=[61374], tls=0x7f82d353a700, child_tidptr=0x7f82d353a9d0) = 61374</text:p>
      <text:p text:style-name="P13">[pid 61373] mmap(NULL, 8392704, PROT_NONE, MAP_PRIVATE|MAP_ANONYMOUS|MAP_STACK, -1, 0) = 0x7f82d2539000</text:p>
      <text:p text:style-name="P13">[pid 61374] set_robust_list(0x7f82d353a9e0, 24 &lt;unfinished ...&gt;</text:p>
      <text:p text:style-name="P13">[pid 61373] mprotect(0x7f82d253a000, 8388608, PROT_READ|PROT_WRITE &lt;unfinished ...&gt;</text:p>
      <text:p text:style-name="P13">[pid 61374] &lt;... set_robust_list resumed&gt;) = 0</text:p>
      <text:p text:style-name="P13">[pid 61373] &lt;... mprotect resumed&gt;) <text:s text:c="4"/>= 0</text:p>
      <text:p text:style-name="P13">[pid 61373] clone(child_stack=0x7f82d2d38fb0, flags=CLONE_VM|CLONE_FS|CLONE_FILES|CLONE_SIGHAND|CLONE_THREAD|CLONE_SYSVSEM|CLONE_SETTLS|CLONE_PARENT_SETTID|CLONE_CHILD_CLEARTID &lt;unfinished ...&gt;</text:p>
      <text:p text:style-name="P13">[pid 61374] madvise(0x7f82d2d3a000, 8368128, MADV_DONTNEED) = 0</text:p>
      <text:p text:style-name="P13">[pid 61373] &lt;... clone resumed&gt;, parent_tid=[61375], tls=0x7f82d2d39700, child_tidptr=0x7f82d2d399d0) = 61375</text:p>
      <text:p text:style-name="P13">[pid 61374] exit(0strace: Process 61375 attached</text:p>
      <text:p text:style-name="P13"><text:s/>&lt;unfinished ...&gt;</text:p>
      <text:p text:style-name="P13">[pid 61373] mmap(NULL, 8392704, PROT_NONE, MAP_PRIVATE|MAP_ANONYMOUS|MAP_STACK, -1, 0 &lt;unfinished ...&gt;</text:p>
      <text:p text:style-name="P13">[pid 61374] &lt;... exit resumed&gt;) <text:s text:c="8"/>= ?</text:p>
      <text:p text:style-name="P13">[pid 61373] &lt;... mmap resumed&gt;) <text:s text:c="8"/>= 0x7f82d1d38000</text:p>
      <text:p text:style-name="P13">[pid 61375] set_robust_list(0x7f82d2d399e0, 24 &lt;unfinished ...&gt;</text:p>
      <text:p text:style-name="P13">[pid 61373] mprotect(0x7f82d1d39000, 8388608, PROT_READ|PROT_WRITE &lt;unfinished ...&gt;</text:p>
      <text:p text:style-name="P13">[pid 61374] +++ exited with 0 +++</text:p>
      <text:p text:style-name="P13">[pid 61375] &lt;... set_robust_list resumed&gt;) = 0</text:p>
      <text:p text:style-name="P13">[pid 61373] &lt;... mprotect resumed&gt;) <text:s text:c="4"/>= 0</text:p>
      <text:p text:style-name="P13">[pid 61375] madvise(0x7f82d2539000, 8368128, MADV_DONTNEED &lt;unfinished ...&gt;</text:p>
      <text:p text:style-name="P13">[pid 61373] clone(child_stack=0x7f82d2537fb0, flags=CLONE_VM|CLONE_FS|CLONE_FILES|CLONE_SIGHAND|CLONE_THREAD|CLONE_SYSVSEM|CLONE_SETTLS|CLONE_PARENT_SETTID|CLONE_CHILD_CLEARTID &lt;unfinished ...&gt;</text:p>
      <text:p text:style-name="P13"><text:soft-page-break/>[pid 61375] &lt;... madvise resumed&gt;) <text:s text:c="5"/>= 0</text:p>
      <text:p text:style-name="P13">[pid 61375] exit(0) <text:s text:c="20"/>= ?</text:p>
      <text:p text:style-name="P13">strace: Process 61376 attached</text:p>
      <text:p text:style-name="P13">[pid 61373] &lt;... clone resumed&gt;, parent_tid=[61376], tls=0x7f82d2538700, child_tidptr=0x7f82d25389d0) = 61376</text:p>
      <text:p text:style-name="P13">[pid 61373] mmap(NULL, 8392704, PROT_NONE, MAP_PRIVATE|MAP_ANONYMOUS|MAP_STACK, -1, 0 &lt;unfinished ...&gt;</text:p>
      <text:p text:style-name="P13">[pid 61376] set_robust_list(0x7f82d25389e0, 24 &lt;unfinished ...&gt;</text:p>
      <text:p text:style-name="P13">[pid 61375] +++ exited with 0 +++</text:p>
      <text:p text:style-name="P13">[pid 61373] &lt;... mmap resumed&gt;) <text:s text:c="8"/>= 0x7f82d1537000</text:p>
      <text:p text:style-name="P13">[pid 61376] &lt;... set_robust_list resumed&gt;) = 0</text:p>
      <text:p text:style-name="P13">[pid 61373] mprotect(0x7f82d1538000, 8388608, PROT_READ|PROT_WRITE) = 0</text:p>
      <text:p text:style-name="P13">[pid 61376] madvise(0x7f82d1d38000, 8368128, MADV_DONTNEED &lt;unfinished ...&gt;</text:p>
      <text:p text:style-name="P13">[pid 61373] clone(child_stack=0x7f82d1d36fb0, flags=CLONE_VM|CLONE_FS|CLONE_FILES|CLONE_SIGHAND|CLONE_THREAD|CLONE_SYSVSEM|CLONE_SETTLS|CLONE_PARENT_SETTID|CLONE_CHILD_CLEARTID &lt;unfinished ...&gt;</text:p>
      <text:p text:style-name="P13">[pid 61376] &lt;... madvise resumed&gt;) <text:s text:c="5"/>= 0</text:p>
      <text:p text:style-name="P13">[pid 61376] exit(0strace: Process 61377 attached</text:p>
      <text:p text:style-name="P13"><text:s/>&lt;unfinished ...&gt;</text:p>
      <text:p text:style-name="P13">[pid 61373] &lt;... clone resumed&gt;, parent_tid=[61377], tls=0x7f82d1d37700, child_tidptr=0x7f82d1d379d0) = 61377</text:p>
      <text:p text:style-name="P13">[pid 61373] futex(0x7f82d25389d0, FUTEX_WAIT, 61376, NULL &lt;unfinished ...&gt;</text:p>
      <text:p text:style-name="P13">[pid 61377] set_robust_list(0x7f82d1d379e0, 24) = 0</text:p>
      <text:p text:style-name="P13">[pid 61376] &lt;... exit resumed&gt;) <text:s text:c="8"/>= ?</text:p>
      <text:p text:style-name="P13">[pid 61377] madvise(0x7f82d1537000, 8368128, MADV_DONTNEED &lt;unfinished ...&gt;</text:p>
      <text:p text:style-name="P13">[pid 61373] &lt;... futex resumed&gt;) <text:s text:c="7"/>= 0</text:p>
      <text:p text:style-name="P13">[pid 61376] +++ exited with 0 +++</text:p>
      <text:p text:style-name="P13">[pid 61377] &lt;... madvise resumed&gt;) <text:s text:c="5"/>= 0</text:p>
      <text:p text:style-name="P13">[pid 61373] futex(0x7f82d1d379d0, FUTEX_WAIT, 61377, NULL &lt;unfinished ...&gt;</text:p>
      <text:p text:style-name="P13">[pid 61377] exit(0) <text:s text:c="20"/>= ?</text:p>
      <text:p text:style-name="P13">[pid 61373] &lt;... futex resumed&gt;) <text:s text:c="7"/>= 0</text:p>
      <text:p text:style-name="P13">[pid 61377] +++ exited with 0 +++</text:p>
      <text:p text:style-name="P13">clock_gettime(CLOCK_REALTIME, {tv_sec=1672946418, tv_nsec=630032397}) = 0</text:p>
      <text:p text:style-name="P13">write(1, "-1753066810 218806642 -959136520"..., 88-1753066810 218806642 -959136520 -626942898 -1075785258 281729203 1783052302 467959327 </text:p>
      <text:p text:style-name="P13">) = 88</text:p>
      <text:p text:style-name="P13">write(1, "0.000996768 \321\201\320\265\320\272.\n", 200.000996768 сек.</text:p>
      <text:p text:style-name="P13">) = 20</text:p>
      <text:p text:style-name="P13">exit_group(0) <text:s text:c="26"/>= ?</text:p>
      <text:p text:style-name="P13">+++ exited with 0 +++</text:p>
      <text:p text:style-name="P7"><text:soft-page-break/>Выводы</text:p>
      <text:p text:style-name="P26"><text:span text:style-name="T5">Данная лабораторная работа была очень полезной. Я </text:span><text:span text:style-name="T6">п</text:span><text:span text:style-name="T7">риобре</text:span><text:span text:style-name="T8">л</text:span><text:span text:style-name="T7"> практические навыки в диагностики работы программного обеспечения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3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3-01-06T19:39:09.135204674</dc:date>
    <meta:editing-cycles>12</meta:editing-cycles>
    <meta:editing-duration>PT45M49S</meta:editing-duration>
    <meta:generator>LibreOffice/6.4.7.2$Linux_X86_64 LibreOffice_project/40$Build-2</meta:generator>
    <meta:document-statistic meta:table-count="0" meta:image-count="0" meta:object-count="0" meta:page-count="13" meta:paragraph-count="401" meta:word-count="2720" meta:character-count="28092" meta:non-whitespace-character-count="242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